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56212*"/>
    </style:style>
    <style:style style:name="Table1.B" style:family="table-column">
      <style:table-column-properties style:column-width="0.4861in" style:rel-column-width="4602*"/>
    </style:style>
    <style:style style:name="Table1.C" style:family="table-column">
      <style:table-column-properties style:column-width="0.4986in" style:rel-column-width="47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de9383" officeooo:paragraph-rsid="00de9383" style:font-weight-asian="normal" style:font-weight-complex="normal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f865fa" officeooo:paragraph-rsid="00f865fa" style:font-weight-asian="normal" style:font-weight-complex="normal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df9d5" officeooo:paragraph-rsid="002df9d5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b9ea4c" officeooo:paragraph-rsid="00b9ea4c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e18ed5" officeooo:paragraph-rsid="00e18ed5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e4113e" officeooo:paragraph-rsid="00e4113e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e709a1" officeooo:paragraph-rsid="00e709a1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ea80e2" officeooo:paragraph-rsid="00ea80e2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eae2f2" officeooo:paragraph-rsid="00eae2f2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f0cfdf" officeooo:paragraph-rsid="00f0cfdf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f1d516" officeooo:paragraph-rsid="00f1d516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f668df" officeooo:paragraph-rsid="00f668df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f86296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f86296" style:font-weight-asian="normal" style:font-weight-complex="normal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fe2195" officeooo:paragraph-rsid="00fe2195"/>
    </style:style>
    <style:style style:name="P22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bold" officeooo:rsid="002ca4b6" officeooo:paragraph-rsid="002ca4b6" style:font-weight-asian="bold" style:font-weight-complex="bold"/>
    </style:style>
    <style:style style:name="P25" style:family="paragraph" style:parent-style-name="Table_20_Contents">
      <style:text-properties officeooo:rsid="0025329e" officeooo:paragraph-rsid="0025329e"/>
    </style:style>
    <style:style style:name="P26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27" style:family="paragraph" style:parent-style-name="Table_20_Contents" style:list-style-name="WW8Num3"/>
    <style:style style:name="P28" style:family="paragraph" style:parent-style-name="Table_20_Contents" style:list-style-name="WW8Num3">
      <style:text-properties officeooo:paragraph-rsid="004688e1"/>
    </style:style>
    <style:style style:name="P29" style:family="paragraph" style:parent-style-name="Table_20_Contents" style:list-style-name="WW8Num3">
      <style:text-properties officeooo:rsid="00627405" officeooo:paragraph-rsid="00627405"/>
    </style:style>
    <style:style style:name="P30" style:family="paragraph" style:parent-style-name="Table_20_Contents" style:list-style-name="WW8Num3">
      <style:text-properties officeooo:rsid="00e0d6dc" officeooo:paragraph-rsid="00e0d6dc"/>
    </style:style>
    <style:style style:name="P31" style:family="paragraph" style:parent-style-name="Table_20_Contents" style:list-style-name="WW8Num3">
      <style:text-properties fo:font-weight="bold" style:font-weight-asian="bold" style:font-weight-complex="bold"/>
    </style:style>
    <style:style style:name="P32" style:family="paragraph" style:parent-style-name="Table_20_Contents" style:list-style-name="WW8Num3">
      <style:text-properties officeooo:rsid="00e211ef" officeooo:paragraph-rsid="00e211ef"/>
    </style:style>
    <style:style style:name="P33" style:family="paragraph" style:parent-style-name="Table_20_Contents" style:list-style-name="WW8Num3">
      <style:text-properties officeooo:rsid="00e709a1" officeooo:paragraph-rsid="00e709a1"/>
    </style:style>
    <style:style style:name="P34" style:family="paragraph" style:parent-style-name="Table_20_Contents" style:list-style-name="WW8Num3">
      <style:text-properties officeooo:rsid="00e709a1" officeooo:paragraph-rsid="00e77087"/>
    </style:style>
    <style:style style:name="P35" style:family="paragraph" style:parent-style-name="Table_20_Contents" style:list-style-name="WW8Num3">
      <style:text-properties officeooo:rsid="00e709a1" officeooo:paragraph-rsid="00eae2f2"/>
    </style:style>
    <style:style style:name="P36" style:family="paragraph" style:parent-style-name="Table_20_Contents" style:list-style-name="WW8Num3">
      <style:text-properties officeooo:rsid="00e709a1" officeooo:paragraph-rsid="00ec953e"/>
    </style:style>
    <style:style style:name="P37" style:family="paragraph" style:parent-style-name="Table_20_Contents" style:list-style-name="WW8Num3">
      <style:text-properties officeooo:rsid="00f1ae35" officeooo:paragraph-rsid="00f1ae35"/>
    </style:style>
    <style:style style:name="P38" style:family="paragraph" style:parent-style-name="Table_20_Contents" style:list-style-name="WW8Num3">
      <style:text-properties officeooo:rsid="00fe2195" officeooo:paragraph-rsid="00fe2195"/>
    </style:style>
    <style:style style:name="P39" style:family="paragraph" style:parent-style-name="Table_20_Contents" style:list-style-name="WW8Num3">
      <style:text-properties officeooo:rsid="00f3d1c5" officeooo:paragraph-rsid="00f3d1c5"/>
    </style:style>
    <style:style style:name="P40" style:family="paragraph" style:parent-style-name="Table_20_Contents" style:list-style-name="WW8Num3">
      <style:text-properties officeooo:rsid="00f668df" officeooo:paragraph-rsid="00f668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64db53"/>
    </style:style>
    <style:style style:name="T4" style:family="text">
      <style:text-properties officeooo:rsid="00da3061"/>
    </style:style>
    <style:style style:name="T5" style:family="text">
      <style:text-properties officeooo:rsid="00dbede4"/>
    </style:style>
    <style:style style:name="T6" style:family="text">
      <style:text-properties officeooo:rsid="00dcc812"/>
    </style:style>
    <style:style style:name="T7" style:family="text">
      <style:text-properties officeooo:rsid="00dde1df"/>
    </style:style>
    <style:style style:name="T8" style:family="text">
      <style:text-properties style:font-name="Inconsolata"/>
    </style:style>
    <style:style style:name="T9" style:family="text">
      <style:text-properties style:font-name="Inconsolata" officeooo:rsid="00f2bad4"/>
    </style:style>
    <style:style style:name="T10" style:family="text">
      <style:text-properties officeooo:rsid="00e20a7a"/>
    </style:style>
    <style:style style:name="T11" style:family="text">
      <style:text-properties officeooo:rsid="00e77087"/>
    </style:style>
    <style:style style:name="T12" style:family="text">
      <style:text-properties officeooo:rsid="00e87562"/>
    </style:style>
    <style:style style:name="T13" style:family="text">
      <style:text-properties officeooo:rsid="00ea67d3"/>
    </style:style>
    <style:style style:name="T14" style:family="text">
      <style:text-properties officeooo:rsid="00eae2f2"/>
    </style:style>
    <style:style style:name="T15" style:family="text">
      <style:text-properties officeooo:rsid="00ec953e"/>
    </style:style>
    <style:style style:name="T16" style:family="text">
      <style:text-properties officeooo:rsid="00eee592"/>
    </style:style>
    <style:style style:name="T17" style:family="text">
      <style:text-properties officeooo:rsid="00f2bad4"/>
    </style:style>
    <style:style style:name="T18" style:family="text">
      <style:text-properties officeooo:rsid="00f2c228"/>
    </style:style>
    <style:style style:name="T19" style:family="text">
      <style:text-properties officeooo:rsid="00f5098c"/>
    </style:style>
    <style:style style:name="T20" style:family="text">
      <style:text-properties officeooo:rsid="00f668df"/>
    </style:style>
    <style:style style:name="T21" style:family="text">
      <style:text-properties officeooo:rsid="00f86296"/>
    </style:style>
    <style:style style:name="T22" style:family="text">
      <style:text-properties officeooo:rsid="00fbb2b0"/>
    </style:style>
    <style:style style:name="T23" style:family="text">
      <style:text-properties officeooo:rsid="00fd5baf"/>
    </style:style>
    <style:style style:name="T24" style:family="text">
      <style:text-properties officeooo:rsid="00fef27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Name:</text:span> </text:p>
      <text:p text:style-name="P22">Grader:<text:span text:style-name="T2"> </text:span></text:p>
      <text:p text:style-name="P22">Assignment: Lab <text:span text:style-name="T24">7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23">Final Grade</text:p>
          </table:table-cell>
          <table:table-cell table:style-name="Table1.B2" table:formula="ooow:sum(&lt;B5:B23&gt;)" office:value-type="float" office:value="0">
            <text:p text:style-name="P20">0</text:p>
          </table:table-cell>
          <table:table-cell table:style-name="Table1.C2" table:formula="ooow:sum(&lt;C5:C23&gt;)" office:value-type="float" office:value="100">
            <text:p text:style-name="P19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3">Tarball/Files: (<text:span text:style-name="T4">15</text:span>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44448210391004066" text:style-name="WW8Num3">
              <text:list-item>
                <text:p text:style-name="P27">Tarball is named and works properly: cse107_firstname_lastname_lab<text:span text:style-name="T24">7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9">5</text:p>
          </table:table-cell>
        </table:table-row>
        <table:table-row table:style-name="Table1.1">
          <table:table-cell table:style-name="Table1.A2" office:value-type="string">
            <text:list xml:id="list190139277965121" text:continue-numbering="true" text:style-name="WW8Num3">
              <text:list-item>
                <text:p text:style-name="P28">Tarball contains <text:span text:style-name="T6">palindrome.py, fractions2.py, and rpn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9">5</text:p>
          </table:table-cell>
        </table:table-row>
        <table:table-row table:style-name="Table1.1">
          <table:table-cell table:style-name="Table1.A2" office:value-type="string">
            <text:list xml:id="list190139883935887" text:continue-numbering="true" text:style-name="WW8Num3">
              <text:list-item>
                <text:p text:style-name="P29">Code follows PEP 8 style guide, <text:span text:style-name="T3">including proper use of main() boilerplate and code formatting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10">5</text:p>
          </table:table-cell>
        </table:table-row>
        <table:table-row table:style-name="Table1.1">
          <table:table-cell table:style-name="Table1.A2" office:value-type="string">
            <text:list xml:id="list190138257966302" text:continue-numbering="true" text:style-name="WW8Num3">
              <text:list-header>
                <text:p text:style-name="P27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3"><text:span text:style-name="T7">palindrome.py</text:span>: (<text:span text:style-name="T10">15%</text:span>)</text:p>
          </table:table-cell>
          <table:table-cell table:style-name="Table1.A2" office:value-type="string">
            <text:p text:style-name="P4"/>
          </table:table-cell>
          <table:table-cell table:style-name="Table1.C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90138196585594" text:continue-numbering="true" text:style-name="WW8Num3">
              <text:list-item>
                <text:p text:style-name="P30">Wrote a function that recursively determines whether a string is a palindrome. Ideal solution is something like this:<text:line-break/><text:span text:style-name="T8">def is_palindrome(string):<text:line-break/> <text:s/>if len(string) &lt;= 1:<text:line-break/> <text:s text:c="3"/>return True<text:line-break/> <text:s/>elif string[0] == string[-1]:<text:line-break/> <text:s text:c="3"/>return is_palindrome(string[1:-1])<text:line-break/> <text:s/>else:<text:line-break/> <text:s text:c="3"/>return False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11">1<text:span text:style-name="T22">5</text:span></text:p>
          </table:table-cell>
        </table:table-row>
        <table:table-row table:style-name="Table1.1">
          <table:table-cell table:style-name="Table1.A2" office:value-type="string">
            <text:list xml:id="list190139630678425" text:continue-numbering="true" text:style-name="WW8Num3">
              <text:list-header>
                <text:p text:style-name="P27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90138685490390" text:continue-numbering="true" text:style-name="WW8Num3">
              <text:list-header>
                <text:p text:style-name="P31"><text:span text:style-name="T7">fractions2.py</text:span>: (<text:span text:style-name="T18">35%</text:span>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90138063294467" text:continue-numbering="true" text:style-name="WW8Num3">
              <text:list-item>
                <text:p text:style-name="P32">Wrote a function prompt_fractions() that takes in fractions from the user until they input “stop”. It then uses map to convert the list of input strings (like “10/2”) into tuples (like (10, 2)) and returns a list of tuples <text:span text:style-name="T23">of integers</text:span>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12">10</text:p>
          </table:table-cell>
        </table:table-row>
        <table:table-row table:style-name="Table1.1">
          <table:table-cell table:style-name="Table1.A2" office:value-type="string">
            <text:list xml:id="list190138457592509" text:continue-numbering="true" text:style-name="WW8Num3">
              <text:list-item>
                <text:p text:style-name="P33">Wrote a function min_frac() such that calling functools.reduce(min_frac, list_of_fractions) will return the smallest fraction in the list. min_frac() should take fractions in the tuple format.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5">
            <text:p text:style-name="P13">5</text:p>
          </table:table-cell>
        </table:table-row>
        <table:table-row table:style-name="Table1.1">
          <table:table-cell table:style-name="Table1.A2" office:value-type="string">
            <text:list xml:id="list190139587503393" text:continue-numbering="true" text:style-name="WW8Num3">
              <text:list-item>
                <text:p text:style-name="P34">Wrote a function <text:span text:style-name="T11">sum</text:span>_frac() such that calling functools.reduce(<text:span text:style-name="T11">sum</text:span>_frac, list_of_fractions) will return the <text:span text:style-name="T13">sum of all the </text:span>fraction<text:span text:style-name="T13">s</text:span> in the list. <text:span text:style-name="T12">sum</text:span>_frac() should take fractions in the tuple format.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5">
            <text:p text:style-name="P14">5</text:p>
          </table:table-cell>
        </table:table-row>
        <table:table-row table:style-name="Table1.1">
          <table:table-cell table:style-name="Table1.A2" office:value-type="string">
            <text:list xml:id="list190139105892410" text:continue-numbering="true" text:style-name="WW8Num3">
              <text:list-item>
                <text:p text:style-name="P35">Wrote a function <text:span text:style-name="T14">reduce</text:span>_frac() <text:span text:style-name="T14">that takes in a tuple-fraction and returns it reduced to its lowest terms. Uses this function with map to reduce all the fractions in the list.</text:span>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5">
            <text:p text:style-name="P15">5</text:p>
          </table:table-cell>
        </table:table-row>
        <table:table-row table:style-name="Table1.1">
          <table:table-cell table:style-name="Table1.A2" office:value-type="string">
            <text:list xml:id="list190138826186388" text:continue-numbering="true" text:style-name="WW8Num3">
              <text:list-item>
                <text:p text:style-name="P36">Wrote a function <text:span text:style-name="T15">reduced</text:span>() such that calling <text:span text:style-name="T16">filter</text:span>(<text:span text:style-name="T15">reduced</text:span>, list_of_fractions) will return the <text:span text:style-name="T16">a list of only fractions that are reduced to their lowest terms</text:span>. <text:span text:style-name="T15">reduced</text:span>() should take fractions in the tuple format.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5">
            <text:p text:style-name="P16">5</text:p>
          </table:table-cell>
        </table:table-row>
        <table:table-row table:style-name="Table1.1">
          <table:table-cell table:style-name="Table1.A2" office:value-type="string">
            <text:list xml:id="list190138171168624" text:continue-numbering="true" text:style-name="WW8Num3">
              <text:list-item>
                <text:p text:style-name="P37">Wrote a function sort_frac that takes in a list of fractions and uses sorted and a lambda key function to sort a list of fraactions from smallest to largest. <text:span text:style-name="T17">Example:<text:line-break/></text:span><text:span text:style-name="T9">sorted(list_of_fractions, key=lambda frac: ???)</text:span>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5">
            <text:p text:style-name="P17">5</text:p>
          </table:table-cell>
        </table:table-row>
        <text:soft-page-break/>
        <table:table-row table:style-name="Table1.1">
          <table:table-cell table:style-name="Table1.A2" office:value-type="string">
            <text:list xml:id="list190139597239075" text:continue-numbering="true" text:style-name="WW8Num3">
              <text:list-item>
                <text:p text:style-name="P38">Does not use any built-in fraction functions/libraries and uses the boilerplate code given in the PDF.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0">
            <text:p text:style-name="P21">10</text:p>
          </table:table-cell>
        </table:table-row>
        <table:table-row table:style-name="Table1.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4"><text:span text:style-name="T7">rpn.</text:span>py (<text:span text:style-name="T20">2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190139595585503" text:continue-numbering="true" text:style-name="WW8Num3">
              <text:list-item>
                <text:p text:style-name="P39">Rewrote rpn.py to use a dictionary of lambda functions to support operators. For example, a dictionary supporting only '+' would contain:<text:line-break/>operation = {'+' : lambda a, b: a + b}<text:line-break/>Besides the dictionary<text:span text:style-name="T19">'s definition</text:span>, there should be no code whatsoever differentiating between +, -, *, and /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5">
            <text:p text:style-name="P18">1<text:span text:style-name="T21">5</text:span></text:p>
          </table:table-cell>
        </table:table-row>
        <table:table-row table:style-name="Table1.1">
          <table:table-cell table:style-name="Table1.A2" office:value-type="string">
            <text:list xml:id="list190138672339077" text:continue-numbering="true" text:style-name="WW8Num3">
              <text:list-item>
                <text:p text:style-name="P40">Add in additional sin and cos operators. Properly handle the fact that these have a different number of operators than +, -, *, and /.</text:p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float" office:value="10">
            <text:p text:style-name="P18">1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10-27T19:01:37.633071108</dc:date>
    <meta:editing-cycles>519</meta:editing-cycles>
    <meta:editing-duration>P2DT10H12M19S</meta:editing-duration>
    <meta:generator>LibreOffice/4.2.6.3$Linux_X86_64 LibreOffice_project/420m0$Build-3</meta:generator>
    <dc:creator>Stephanie </dc:creator>
    <meta:document-statistic meta:table-count="1" meta:image-count="0" meta:object-count="0" meta:page-count="2" meta:paragraph-count="41" meta:word-count="391" meta:character-count="2428" meta:non-whitespace-character-count="2072"/>
    <meta:user-defined meta:name="Info 1"/>
    <meta:user-defined meta:name="Info 2"/>
    <meta:user-defined meta:name="Info 3"/>
    <meta:user-defined meta:name="Info 4"/>
  </office:meta>
</office:document-meta>
</file>